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877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800000" fo:background-color="#000000" style:diagonal-bl-tr="none" style:diagonal-tl-br="none" style:text-align-source="value-type" style:repeat-content="false" fo:wrap-option="no-wrap" fo:border-left="0.0138in solid #800000" fo:padding="0.0138in" fo:border-right="0.0008in solid #800000" style:rotation-angle="0" style:rotation-align="none" fo:border-top="0.0138in solid #800000" style:vertical-align="automatic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0008in solid #800000" fo:background-color="#ffffff" style:diagonal-bl-tr="none" style:diagonal-tl-br="none" style:text-align-source="value-type" style:repeat-content="false" fo:wrap-option="no-wrap" fo:border-left="0.0138in solid #800000" fo:padding="0.0138in" fo:border-right="0.0008in solid #8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138in solid #800000" fo:background-color="#ffffff" style:diagonal-bl-tr="none" style:diagonal-tl-br="none" style:text-align-source="value-type" style:repeat-content="false" fo:wrap-option="no-wrap" fo:border-left="0.0138in solid #800000" fo:padding="0.0138in" fo:border-right="0.0008in solid #800000" style:rotation-angle="0" style:rotation-align="none" fo:border-top="0.0008in solid #8000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008in solid #800000" fo:background-color="#000000" style:diagonal-bl-tr="none" style:diagonal-tl-br="none" style:text-align-source="value-type" style:repeat-content="false" fo:wrap-option="no-wrap" fo:border-left="none" fo:padding="0.0138in" fo:border-right="0.0008in solid #800000" style:rotation-angle="0" style:rotation-align="none" fo:border-top="0.0138in solid #800000" style:vertical-align="automatic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order-bottom="0.0008in solid #800000" fo:background-color="#ffffff" style:diagonal-bl-tr="none" style:diagonal-tl-br="none" style:text-align-source="value-type" style:repeat-content="false" fo:wrap-option="no-wrap" fo:border-left="none" fo:padding="0.0138in" fo:border-right="0.0008in solid #8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0138in solid #800000" fo:background-color="#ffffff" style:diagonal-bl-tr="none" style:diagonal-tl-br="none" style:text-align-source="value-type" style:repeat-content="false" fo:wrap-option="no-wrap" fo:border-left="none" fo:padding="0.0138in" fo:border-right="0.0008in solid #800000" style:rotation-angle="0" style:rotation-align="none" fo:border-top="0.0008in solid #8000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008in solid #800000" fo:background-color="#000000" style:diagonal-bl-tr="none" style:diagonal-tl-br="none" style:text-align-source="value-type" style:repeat-content="false" fo:wrap-option="no-wrap" fo:border-left="0.0008in solid #800000" fo:padding="0.0138in" fo:border-right="0.0138in solid #800000" style:rotation-angle="0" style:rotation-align="none" fo:border-top="0.0138in solid #800000" style:vertical-align="automatic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">
      <style:table-cell-properties fo:border-bottom="0.0008in solid #800000" fo:background-color="#ffffff" style:diagonal-bl-tr="none" style:diagonal-tl-br="none" style:text-align-source="value-type" style:repeat-content="false" fo:wrap-option="no-wrap" fo:border-left="0.0008in solid #800000" fo:padding="0.0138in" fo:border-right="0.0138in solid #8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">
      <style:table-cell-properties fo:border-bottom="0.0138in solid #800000" fo:background-color="#ffffff" style:diagonal-bl-tr="none" style:diagonal-tl-br="none" style:text-align-source="value-type" style:repeat-content="false" fo:wrap-option="no-wrap" fo:border-left="0.0008in solid #800000" fo:padding="0.0138in" fo:border-right="0.0138in solid #800000" style:rotation-angle="0" style:rotation-align="none" fo:border-top="0.0008in solid #8000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Total points</text:p>
          </table:table-cell>
          <table:table-cell table:style-name="ce4" office:value-type="string">
            <text:p># reducers</text:p>
          </table:table-cell>
          <table:table-cell table:style-name="ce4" office:value-type="string">
            <text:p># mappers</text:p>
          </table:table-cell>
          <table:table-cell table:style-name="ce7" office:value-type="string">
            <text:p>Time (s)</text:p>
          </table:table-cell>
          <table:table-cell table:number-columns-repeated="4"/>
        </table:table-row>
        <table:table-row table:style-name="ro1">
          <table:table-cell table:style-name="ce2" office:value-type="float" office:value="170000">
            <text:p>17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204.481598854">
            <text:p>204</text:p>
          </table:table-cell>
          <table:table-cell table:number-columns-repeated="4"/>
        </table:table-row>
        <table:table-row table:style-name="ro1">
          <table:table-cell table:style-name="ce2" office:value-type="float" office:value="370000">
            <text:p>37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7">
            <text:p>37</text:p>
          </table:table-cell>
          <table:table-cell table:style-name="ce8" office:value-type="float" office:value="247.538853884">
            <text:p>248</text:p>
          </table:table-cell>
          <table:table-cell table:number-columns-repeated="4"/>
        </table:table-row>
        <table:table-row table:style-name="ro1">
          <table:table-cell table:style-name="ce2" office:value-type="float" office:value="560000">
            <text:p>56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6">
            <text:p>56</text:p>
          </table:table-cell>
          <table:table-cell table:style-name="ce8" office:value-type="float" office:value="288.722985029">
            <text:p>289</text:p>
          </table:table-cell>
          <table:table-cell table:number-columns-repeated="4"/>
        </table:table-row>
        <table:table-row table:style-name="ro1">
          <table:table-cell table:style-name="ce3" office:value-type="float" office:value="750000">
            <text:p>75000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5">
            <text:p>75</text:p>
          </table:table-cell>
          <table:table-cell table:style-name="ce9" office:value-type="float" office:value="352.767335892">
            <text:p>353</text:p>
          </table:table-cell>
          <table:table-cell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1.K32" table:end-x="0.5748in" table:end-y="0.0299in" draw:z-index="0" draw:style-name="gr1" svg:width="3.1508in" svg:height="2.7559in" svg:x="0.0913in" svg:y="0.1189in">
              <draw:object draw:notify-on-update-of-ranges="Sheet1.A1:Sheet1.A1 Sheet1.A2:Sheet1.A5 Sheet1.D1:Sheet1.D1 Sheet1.D2:Sheet1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00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ppie </meta:initial-creator>
    <meta:creation-date>2011-03-04T23:07:16</meta:creation-date>
    <dc:date>2011-03-05T00:55:02</dc:date>
    <dc:creator>eppie </dc:creator>
    <meta:editing-duration>PT00H09M48S</meta:editing-duration>
    <meta:editing-cycles>1</meta:editing-cycles>
    <meta:document-statistic meta:table-count="3" meta:cell-count="20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c5000b" draw:fill-color="#c5000b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04cm" svg:height="7.001cm" xlink:href=".." chart:class="chart:line" chart:style-name="ch1">
        <chart:title svg:x="0.528cm" svg:y="0.14cm" chart:style-name="ch2">
          <text:p>Performance of k-means clustering</text:p>
        </chart:title>
        <chart:subtitle svg:x="1.2cm" svg:y="0.779cm" chart:style-name="ch3">
          <text:p>Running on Amazon EC2 cloud</text:p>
        </chart:subtitle>
        <chart:legend chart:legend-position="end" svg:x="6.173cm" svg:y="3.228cm" chart:style-name="ch4"/>
        <chart:plot-area chart:style-name="ch5" table:cell-range-address="Sheet1.A1:Sheet1.A5 Sheet1.D1:Sheet1.D5" chart:data-source-has-labels="both" svg:x="0.119cm" svg:y="1.344cm" svg:width="5.895cm" svg:height="5.438cm">
          <chart:axis chart:dimension="x" chart:name="primary-x" chart:style-name="ch6">
            <chart:title svg:x="1.76cm" svg:y="6.346cm" chart:style-name="ch7">
              <text:p>Number of data points</text:p>
            </chart:title>
            <chart:categories table:cell-range-address="Sheet1.A2:Sheet1.A5"/>
          </chart:axis>
          <chart:axis chart:dimension="y" chart:name="primary-y" chart:style-name="ch8">
            <chart:title svg:x="0.161cm" svg:y="4.373cm" chart:style-name="ch9">
              <text:p>Time (s)</text:p>
            </chart:title>
            <chart:grid chart:style-name="ch10" chart:class="major"/>
          </chart:axis>
          <chart:series chart:style-name="ch11" chart:values-cell-range-address="Sheet1.D2:Sheet1.D5" chart:label-cell-address="Sheet1.D1:Sheet1.D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Time (s)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170000</text:p>
              </table:table-cell>
              <table:table-cell office:value-type="float" office:value="204.481598854">
                <text:p text:id="Sheet1.D2:Sheet1.D5">204.481598854</text:p>
              </table:table-cell>
            </table:table-row>
            <table:table-row>
              <table:table-cell office:value-type="string">
                <text:p>370000</text:p>
              </table:table-cell>
              <table:table-cell office:value-type="float" office:value="247.538853884">
                <text:p>247.538853884</text:p>
              </table:table-cell>
            </table:table-row>
            <table:table-row>
              <table:table-cell office:value-type="string">
                <text:p>560000</text:p>
              </table:table-cell>
              <table:table-cell office:value-type="float" office:value="288.722985029">
                <text:p>288.722985029</text:p>
              </table:table-cell>
            </table:table-row>
            <table:table-row>
              <table:table-cell office:value-type="string">
                <text:p>750000</text:p>
              </table:table-cell>
              <table:table-cell office:value-type="float" office:value="352.767335892">
                <text:p>352.767335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